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95f2" officeooo:paragraph-rsid="000395f2"/>
    </style:style>
    <style:style style:name="P2" style:family="paragraph" style:parent-style-name="Standard">
      <style:text-properties officeooo:rsid="0005134d" officeooo:paragraph-rsid="0005134d"/>
    </style:style>
    <style:style style:name="P3" style:family="paragraph" style:parent-style-name="Standard">
      <style:text-properties officeooo:rsid="00087505" officeooo:paragraph-rsid="00087505"/>
    </style:style>
    <style:style style:name="P4" style:family="paragraph" style:parent-style-name="Standard">
      <style:text-properties officeooo:rsid="0008bc8b" officeooo:paragraph-rsid="0008bc8b"/>
    </style:style>
    <style:style style:name="P5" style:family="paragraph" style:parent-style-name="Standard">
      <style:text-properties officeooo:rsid="0006477c" officeooo:paragraph-rsid="0006477c"/>
    </style:style>
    <style:style style:name="P6" style:family="paragraph" style:parent-style-name="Standard">
      <style:text-properties officeooo:rsid="000a0d56" officeooo:paragraph-rsid="000a0d56"/>
    </style:style>
    <style:style style:name="P7" style:family="paragraph" style:parent-style-name="Standard">
      <style:text-properties officeooo:rsid="000f6c24" officeooo:paragraph-rsid="000f6c24"/>
    </style:style>
    <style:style style:name="P8" style:family="paragraph" style:parent-style-name="Standard">
      <style:text-properties officeooo:rsid="000fe5d3" officeooo:paragraph-rsid="000fe5d3"/>
    </style:style>
    <style:style style:name="P9" style:family="paragraph" style:parent-style-name="Standard">
      <style:text-properties officeooo:rsid="001312db" officeooo:paragraph-rsid="001312db"/>
    </style:style>
    <style:style style:name="P10" style:family="paragraph" style:parent-style-name="Standard">
      <style:text-properties officeooo:rsid="00142be5" officeooo:paragraph-rsid="00142be5"/>
    </style:style>
    <style:style style:name="P11" style:family="paragraph" style:parent-style-name="Standard">
      <style:text-properties officeooo:rsid="0014a2be" officeooo:paragraph-rsid="0014a2be"/>
    </style:style>
    <style:style style:name="P12" style:family="paragraph" style:parent-style-name="Standard">
      <style:text-properties officeooo:rsid="001608a3" officeooo:paragraph-rsid="001608a3"/>
    </style:style>
    <style:style style:name="P13" style:family="paragraph" style:parent-style-name="Standard">
      <style:text-properties officeooo:rsid="0016d408" officeooo:paragraph-rsid="0016d408"/>
    </style:style>
    <style:style style:name="P14" style:family="paragraph" style:parent-style-name="Standard">
      <style:text-properties officeooo:rsid="00174308" officeooo:paragraph-rsid="00174308"/>
    </style:style>
    <style:style style:name="P15" style:family="paragraph" style:parent-style-name="Standard">
      <style:text-properties officeooo:rsid="001760e7" officeooo:paragraph-rsid="001760e7"/>
    </style:style>
    <style:style style:name="P16" style:family="paragraph" style:parent-style-name="Standard">
      <style:text-properties officeooo:rsid="0019203b" officeooo:paragraph-rsid="0019203b"/>
    </style:style>
    <style:style style:name="P17" style:family="paragraph" style:parent-style-name="Standard">
      <style:text-properties officeooo:rsid="001af8f6" officeooo:paragraph-rsid="001af8f6"/>
    </style:style>
    <style:style style:name="P18" style:family="paragraph" style:parent-style-name="Standard">
      <style:text-properties officeooo:rsid="001bb416" officeooo:paragraph-rsid="001bb416"/>
    </style:style>
    <style:style style:name="P19" style:family="paragraph" style:parent-style-name="Standard">
      <style:text-properties officeooo:rsid="001c1719" officeooo:paragraph-rsid="001c1719"/>
    </style:style>
    <style:style style:name="P20" style:family="paragraph" style:parent-style-name="Standard">
      <style:text-properties officeooo:rsid="001e3fe7" officeooo:paragraph-rsid="001e3fe7"/>
    </style:style>
    <style:style style:name="P21" style:family="paragraph" style:parent-style-name="Standard">
      <style:text-properties officeooo:rsid="00205d31" officeooo:paragraph-rsid="00205d31"/>
    </style:style>
    <style:style style:name="P22" style:family="paragraph" style:parent-style-name="Standard">
      <style:text-properties officeooo:rsid="0020a850" officeooo:paragraph-rsid="0020a850"/>
    </style:style>
    <style:style style:name="P23" style:family="paragraph" style:parent-style-name="Standard">
      <style:text-properties officeooo:rsid="0026d8bd" officeooo:paragraph-rsid="0026d8bd"/>
    </style:style>
    <style:style style:name="P24" style:family="paragraph" style:parent-style-name="Standard">
      <style:text-properties officeooo:rsid="0026d8bd" officeooo:paragraph-rsid="0026d8bd"/>
    </style:style>
    <style:style style:name="P25" style:family="paragraph" style:parent-style-name="Standard">
      <style:text-properties officeooo:rsid="00277108" officeooo:paragraph-rsid="00277108"/>
    </style:style>
    <style:style style:name="T1" style:family="text">
      <style:text-properties officeooo:rsid="0005134d"/>
    </style:style>
    <style:style style:name="T2" style:family="text">
      <style:text-properties officeooo:rsid="0005d87b"/>
    </style:style>
    <style:style style:name="T3" style:family="text">
      <style:text-properties officeooo:rsid="00087505"/>
    </style:style>
    <style:style style:name="T4" style:family="text">
      <style:text-properties officeooo:rsid="00089fd9"/>
    </style:style>
    <style:style style:name="T5" style:family="text">
      <style:text-properties officeooo:rsid="000ba540"/>
    </style:style>
    <style:style style:name="T6" style:family="text">
      <style:text-properties officeooo:rsid="000c085e"/>
    </style:style>
    <style:style style:name="T7" style:family="text">
      <style:text-properties officeooo:rsid="000c3c75"/>
    </style:style>
    <style:style style:name="T8" style:family="text">
      <style:text-properties officeooo:rsid="00152a4f"/>
    </style:style>
    <style:style style:name="T9" style:family="text">
      <style:text-properties officeooo:rsid="001c84a1"/>
    </style:style>
    <style:style style:name="T10" style:family="text">
      <style:text-properties officeooo:rsid="001f0fd2"/>
    </style:style>
    <style:style style:name="T11" style:family="text">
      <style:text-properties officeooo:rsid="002077ce"/>
    </style:style>
    <style:style style:name="T12" style:family="text">
      <style:text-properties officeooo:rsid="00295a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genda work visit to Cologne about NeuLAND DNN.</text:p>
      <text:p text:style-name="P1"/>
      <text:p text:style-name="P1">1) How does Bayesian statistics work? <text:span text:style-name="T5">==&gt; Discussed.</text:span></text:p>
      <text:p text:style-name="P1">2) Why does scoring method only use discrete scores?</text:p>
      <text:p text:style-name="P1"><text:tab/>I found that continuous scores (from histograms) seem to work much better.</text:p>
      <text:p text:style-name="P1"><text:tab/>I have called this method ‘scoring+’ <text:span text:style-name="T1">a</text:span>nd it works better then scoring, TDR, Bayesian<text:tab/></text:p>
      <text:p text:style-name="P1"><text:tab/>and even better then <text:span text:style-name="T1">Elena’s </text:span>DNN at picking primary clusters.</text:p>
      <text:p text:style-name="P1"><text:tab/><text:span text:style-name="T5">==&gt; Jans first idea was discrete. Histograms are better.</text:span></text:p>
      <text:p text:style-name="P1">3) Why does Elena’s Multiplicity network only use (E,t) per signal and not (E,t,x)?</text:p>
      <text:p text:style-name="P1"><text:tab/>Including x and scores resulted in improvement 75%→77%(x)→ 78%(x,score)</text:p>
      <text:p text:style-name="P1"><text:tab/><text:span text:style-name="T6">==&gt; timeL &amp; timeR did not work. So (E,t) seemed to perform better at the time.</text:span></text:p>
      <text:p text:style-name="P1">4) Why does Elena’s network for picking primary clusters not result in an improvement? <text:span text:style-name="T1">And why <text:tab/>does she only one E &amp; t per cluster and not more information?</text:span></text:p>
      <text:p text:style-name="P1"><text:tab/><text:span text:style-name="T7">==&gt; aligning data (which cluster goes into which input neuron?) was problem. It was also near the end of the thesis. Per voxel (10x10x10 pixels) give primary interactions. Give first hit of cluster + surrounding 5x5x5 voxel. Taking signals does not work (too many secondaries). So high accuracy does not say everything (Erel spectra!) But if you only put in clusters, position information is lost (aligning). Voxels: put in ALL NeuLAND pixels, but then ordered by voxel instead of bar index. And output: per voxel: contains primary hit yes/no. But you can also do 3000x6 inputs; use 6 cluster properties &amp; put in first hit as position.</text:span></text:p>
      <text:p text:style-name="P1">5) How exactly was the perfect reconstruction matrix (93/90/88/86/83) created?</text:p>
      <text:p text:style-name="P1"><text:tab/><text:span text:style-name="T4">==&gt; See sub-points of the 21-8-2019 report.</text:span></text:p>
      <text:p text:style-name="P1">6) Why did you choose for R3BNeulandNeutronClusters as the labelling procedure?</text:p>
      <text:p text:style-name="P1"><text:tab/>Why not use a procedure that actually tracks the primary neutron tracks?</text:p>
      <text:p text:style-name="P1"><text:tab/>I designed such a procedure and the efficiencies are quite smaller.</text:p>
      <text:p text:style-name="P1">7) Why <text:span text:style-name="T1">do you use NeulandPrimaryNeutronProints to label the primary tracks? Not all primary <text:tab/>tracks that are fired at NeuLAND also end in NeuLAND. And not all tracks that end in <text:tab/>NeuLAND also generate sufficient scintillation light to pass the PMT threshold.</text:span></text:p>
      <text:p text:style-name="P2">8) I am still using TAQUILA digitizer. Where are we on the level of TAMEX digitizer? And will <text:tab/>TAMEX be operational for phase 0, or is it actually OK to use TAQUILA?</text:p>
      <text:p text:style-name="P2">9) How can use a different random seed in the TAQUILA digitizer? Same MC transport, but <text:tab/>different signals due to different noise?</text:p>
      <text:p text:style-name="P2">10) Do you have any ideas about the maximum possible efficiency of a DNN? Given a set of inputs <text:tab/>and outputs, what is the max. efficiency an infinitely complex DNN could achieve? <text:tab/>Obviously, this is less then 100%, because the neutron particle showers in NeuLAND <text:tab/>contain <text:span text:style-name="T2">a certain random aspect. In my opinion, point 9 could resolve at least a part of this <text:tab/>puzzle, but I would appreciate any suggestions that you might have on this topic.</text:span></text:p>
      <text:p text:style-name="P3">11) What is being done to prevent R3BNeulandNeutronClusters from finding the same minimum <text:tab/>for the same cluster? I know that it adds clusters double when this happens, but in my <text:tab/>simulations, this only explains the part where 2 prim points are linked to 2 different digis <text:tab/>within the same cluster. What is being doen when they link to the same digi in the same <text:tab/>cluster? This can also<text:tab/>happen.</text:p>
      <text:p text:style-name="P4">12) Memory leaks…</text:p>
      <text:p text:style-name="P4">13) systematic errors at 81%. 100 events per batch give 72-87% acc. During training. Hence, if you <text:tab/>only simulate 9000 events and 1000 for verification, systematic errors could be quite large. <text:tab/>Hence, how do we know That 81% is not an accident? I know my 77% is not (1e6 events).</text:p>
      <text:p text:style-name="P5"><text:span text:style-name="T3">12</text:span>) …</text:p>
      <text:p text:style-name="P5"/>
      <text:p text:style-name="P5"/>
      <text:p text:style-name="P6">step 2 neural network: 90%=secondary cluster. So if DNN says everything is secondary, we get splendid acc. So build a new DNN for each multiplicity &amp; only take few clusters, with say, highest score, along. </text:p>
      <text:p text:style-name="P6"><text:soft-page-break/></text:p>
      <text:p text:style-name="P6">DNN: greatly cares about which input data you use as training.</text:p>
      <text:p text:style-name="P6"/>
      <text:p text:style-name="P6"/>
      <text:p text:style-name="P7">Elena matrix is unfolded: detected mult versus DNN mult.</text:p>
      <text:p text:style-name="P7"/>
      <text:p text:style-name="P8">Elena: preselection of events:</text:p>
      <text:p text:style-name="P8">NeuLAND multiplicity (by JanPrimPoints: this is #NeulandPrimaryNeutronInteractionPoints).</text:p>
      <text:p text:style-name="P8">Detected Multiplicity (Outcome of Jan Mayers R3BNeulandNeutronClusters + Jan Mayers labelling: it assigns a label of 0, 1 or 2 primary neutrons to each cluster. This multiplicity is the sum of all labels). Elena did not care about particle gun multiplicity of my detected multiplicity (the number of marked signals). Jan Mayers labels depend on minimization &amp; max distance, my labels do not!</text:p>
      <text:p text:style-name="P8"/>
      <text:p text:style-name="P9">So I throw away different events then Elena!</text:p>
      <text:p text:style-name="P9"/>
      <text:p text:style-name="P10">Table 3.4: Elena did pre-selection on BOTh training data and on validation data!</text:p>
      <text:p text:style-name="P10"/>
      <text:p text:style-name="P11"><text:span text:style-name="T8">Use </text:span>No variable batch sizes either.</text:p>
      <text:p text:style-name="P11"/>
      <text:p text:style-name="P12">Elena did do the compressing of batches exactly the same as I did.</text:p>
      <text:p text:style-name="P12"/>
      <text:p text:style-name="P13">Elena used physics generator!</text:p>
      <text:p text:style-name="P13"/>
      <text:p text:style-name="P14">For training the network (table 3.4) use 2500 batches*100 events = 250000 events (after pre-selection). The events were generated from physics generator by iterating over the file again and again with a different MC random seed.</text:p>
      <text:p text:style-name="P14"/>
      <text:p text:style-name="P15">Training iterated with Elena from 0 till 10000 (each with a different random seed). Validation loops again over the whole file (again with a different random seed). I did 0-9000 &amp; 9000-10000, Elena and Jan did not. And they did not use rotations either.</text:p>
      <text:p text:style-name="P15"/>
      <text:p text:style-name="P16">Systematic Errors: Elena(?) she only shuffeled data, not more.</text:p>
      <text:p text:style-name="P16">Max. Efficiency: Elena does not know either.</text:p>
      <text:p text:style-name="P16"/>
      <text:p text:style-name="P17">I have code for the 93/90/88/86/83 matrix, but I will have to study it further. <text:span text:style-name="T12">==&gt; Understood.</text:span></text:p>
      <text:p text:style-name="P17"/>
      <text:p text:style-name="P18">TAMEX exists, but is not yet implemented. </text:p>
      <text:p text:style-name="P18"/>
      <text:p text:style-name="P19">Jan agrees that backtracing procedure is better, but is really adamant about max. distance not being too large. <text:span text:style-name="T9">NeulanPrimary neutron interaction points indeed has a problem with changing of trackID.</text:span></text:p>
      <text:p text:style-name="P19"/>
      <text:p text:style-name="P20">Jan does not do anything about double markings. He just adds the same cluster twice. <text:span text:style-name="T10">If that double cluster has only one hit, I will loose the multiplicity, but Jan does not. That is why I may get a lower matrix.</text:span></text:p>
      <text:p text:style-name="P20"/>
      <text:p text:style-name="P21">Max. DNN efficiency: try to see when 2n &amp; 3n have the same signature. (the exact same bars will fire). <text:span text:style-name="T11">E,t,x can be compared to a certain window.</text:span></text:p>
      <text:p text:style-name="P22">This gives lower boundary. My digitizer will give an upper boundary.</text:p>
      <text:p text:style-name="P22"/>
      <text:p text:style-name="P22"/>
      <text:p text:style-name="P22"/>
      <text:p text:style-name="P23"><text:soft-page-break/>Parameters to Jan his code:</text:p>
      <text:p text:style-name="P23">Cave is at vacuum.</text:p>
      <text:p text:style-name="P23"/>
      <text:p text:style-name="P25">Problem with the ‘perfect’ matrix. Array Minimization (distance alone &amp; max. 50 cm) agrees to Jan Mayers matrix. Problem is in how you transfer primaryclustersMultiple to marked signals (error is in your code). You can also run Jan his code, but that needs to be done for 5 different multiplicities manually in order to get it out. JanPrimPoints+JanMayer in inputs will also do it, but the error in the translation has to be sol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13:37:01.732117421</meta:creation-date>
    <meta:generator>LibreOffice/6.0.7.3$Linux_X86_64 LibreOffice_project/00m0$Build-3</meta:generator>
    <dc:date>2019-09-03T16:46:52.292504412</dc:date>
    <meta:editing-duration>PT5H11M34S</meta:editing-duration>
    <meta:editing-cycles>39</meta:editing-cycles>
    <meta:document-statistic meta:table-count="0" meta:image-count="0" meta:object-count="0" meta:page-count="3" meta:paragraph-count="49" meta:word-count="1079" meta:character-count="6399" meta:non-whitespace-character-count="5341"/>
  </office:meta>
</office:document-meta>
</file>